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0693in" fo:margin-left="0.7874in" fo:margin-right="0.5000in" fo:text-align="center"/>
      <style:text-properties style:font-name="Courier New" fo:font-size="16.0pt" fo:color="#000000"/>
    </style:style>
    <style:style style:name="P2" style:family="paragraph" style:parent-style-name="Standard">
      <style:paragraph-properties fo:text-align="center"/>
      <style:text-properties style:font-name="Courier New" fo:font-size="12.0pt" fo:color="#000000"/>
    </style:style>
    <style:style style:name="P3" style:family="paragraph" style:parent-style-name="Standard">
      <style:paragraph-properties fo:text-align="center"/>
      <style:text-properties style:font-name="Courier New" fo:font-size="10.0pt" fo:color="#000000"/>
    </style:style>
    <style:style style:name="P4" style:family="paragraph" style:parent-style-name="Standard">
      <style:paragraph-properties fo:margin-bottom="0.0835in" fo:text-align="justify" fo:line-height="120%"/>
      <style:text-properties style:font-name="Courier New" fo:font-size="12.0pt"/>
    </style:style>
    <style:style style:name="P5" style:family="paragraph" style:parent-style-name="Standard">
      <style:paragraph-properties fo:margin-bottom="0.0833in" fo:text-align="justify"/>
      <style:text-properties style:font-name="Courier New" fo:font-size="11.0pt" fo:color="#ff0000"/>
    </style:style>
    <style:style style:name="P6" style:family="paragraph" style:parent-style-name="Standard">
      <style:paragraph-properties fo:margin-left="0.5000in" fo:text-align="justify" fo:text-indent="-0.2500in"/>
      <style:text-properties style:font-name="Courier New" fo:font-size="11.0pt"/>
    </style:style>
    <style:style style:name="P7" style:family="paragraph" style:parent-style-name="Standard">
      <style:paragraph-properties fo:margin-bottom="0.0833in" fo:margin-left="0.5000in" fo:text-align="justify" fo:text-indent="-0.2500in"/>
      <style:text-properties style:font-name="Courier New" fo:font-size="11.0pt"/>
    </style:style>
    <style:style style:name="P8" style:family="paragraph" style:parent-style-name="Standard">
      <style:paragraph-properties fo:margin-bottom="0.0972in" fo:text-align="justify" fo:line-height="120%"/>
      <style:text-properties style:font-name="Courier New" fo:font-size="12.0pt"/>
    </style:style>
    <style:style style:name="P9" style:family="paragraph" style:parent-style-name="Standard">
      <style:paragraph-properties fo:margin-bottom="0.0972in" fo:text-align="justify" fo:line-height="120%"/>
      <style:text-properties style:font-name="Courier New" fo:font-size="12.0pt" fo:color="#000000"/>
    </style:style>
    <style:style style:name="P10" style:family="paragraph" style:parent-style-name="Standard">
      <style:paragraph-properties fo:margin-bottom="0.0835in"/>
      <style:text-properties style:font-name="Courier New" fo:font-size="11.0pt" fo:color="#cc0000"/>
    </style:style>
    <style:style style:name="P11" style:family="paragraph" style:parent-style-name="Standard">
      <style:paragraph-properties fo:margin-bottom="0.0835in" fo:line-height="120%"/>
      <style:text-properties style:font-name="Courier New" fo:font-size="12.0pt"/>
    </style:style>
    <style:style style:name="P12" style:family="paragraph" style:parent-style-name="Standard">
      <style:text-properties style:font-name="Courier New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color="#000000"/>
    </style:style>
    <style:style style:name="T3" style:family="text">
      <style:text-properties style:text-underline-style="solid"/>
    </style:style>
    <style:style style:name="T4" style:family="text">
      <style:text-properties style:text-underline-style="solid" fo:color="#1155c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Workshop</text:span><text:span text:style-name="T2"><text:s/></text:span><text:span text:style-name="T1">Template for ICLC 20</text:span><text:span text:style-name="T2">20</text:span><text:span text:style-name="T1"><text:line-break/>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First Author</text:span></text:p>
          </table:table-cell>
          <table:table-cell table:style-name="TableCell1">
            <text:p text:style-name="P2"><text:span text:style-name="T1">Second Author</text:span></text:p>
          </table:table-cell>
          <table:table-cell table:style-name="TableCell1">
            <text:p text:style-name="P2"><text:span text:style-name="T1">Third Author</text:span></text:p>
          </table:table-cell>
        </table:table-row>
        <table:table-row>
          <table:table-cell table:style-name="TableCell1">
            <text:p text:style-name="P2">Affiliation1</text:p>
            <text:p text:style-name="P3">one@livecode.mx</text:p>
          </table:table-cell>
          <table:table-cell table:style-name="TableCell1">
            <text:p text:style-name="P2">Affiliation2</text:p>
            <text:p text:style-name="P3">two@onthefly.ca</text:p>
          </table:table-cell>
          <table:table-cell table:style-name="TableCell1">
            <text:p text:style-name="P2">Affiliation3</text:p>
            <text:p text:style-name="P3">three@creative.uk</text:p>
          </table:table-cell>
        </table:table-row>
      </table:table>
      <text:p text:style-name="P4"><text:span text:style-name="T1"/></text:p>
      <text:p text:style-name="P5"><text:span text:style-name="T1">Important info:</text:span></text:p>
      <text:list text:style-name="L1">
        <text:list-item>
          <text:p text:style-name="P6">●<text:tab/>your full proposal should be no longer than 2 pages (including <text:s/>the questionnaire on this template)</text:p>
        </text:list-item>
        <text:list-item>
          <text:p text:style-name="P7">●<text:tab/>Please use this font and style</text:p>
        </text:list-item>
      </text:list>
      <text:p text:style-name="P4"><text:span text:style-name="T1"/></text:p>
      <text:p text:style-name="P4"><text:span text:style-name="T1">Title of Workshop</text:span></text:p>
      <text:p text:style-name="P4">Please provide a title for your proposed workshop.</text:p>
      <text:p text:style-name="P4"/>
      <text:p text:style-name="P4"><text:span text:style-name="T1">Description of Workshop</text:span></text:p>
      <text:p text:style-name="P4">Please provide a short description of your proposed workshop (2 pages max).</text:p>
      <text:p text:style-name="P4"/>
      <text:p text:style-name="P4"><text:span text:style-name="T1">Duration</text:span></text:p>
      <text:p text:style-name="P4">[ ] 2 hours</text:p>
      <text:p text:style-name="P4">[ ] 4 hours</text:p>
      <text:p text:style-name="P4"/>
      <text:p text:style-name="P4"><text:span text:style-name="T1">Max number of participants:</text:span></text:p>
      <text:p text:style-name="P4"/>
      <text:p text:style-name="P8"><text:span text:style-name="T1">Technical Requirements</text:span></text:p>
      <text:p text:style-name="P8">Please provide details on what equipment you will need (projector, whiteboard, desks etc.</text:p>
      <text:p text:style-name="P8"><text:span text:style-name="T1"/></text:p>
      <text:p text:style-name="P9"><text:span text:style-name="T1">Biography</text:span></text:p>
      <text:p text:style-name="P9">Please provide a short biography (100-150 words for each contributor).</text:p>
      <text:p text:style-name="P10">Submit the <text:span text:style-name="T3">pdf version only</text:span><text:s/>of your proposal here: <text:a xlink:type="simple" xlink:href="http://bluebox.ul.ie/index.php/iclc2020/iclc2020"><text:span text:style-name="T4">http://bluebox.ul.ie/index.php/iclc2020/iclc2020</text:span></text:a></text:p>
      <text:p text:style-name="P11"/>
      <text:p text:style-name="P12">*If you have any questions, please contact the Workshop Chair at <text:a xlink:type="simple" xlink:href="mailto:nicholas.ward@ul.ie"><text:span text:style-name="T4">nicholas.ward@ul.ie</text:span></text:a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